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1F50000008E5E7BEE69BAE74E54.png" manifest:media-type="image/png"/>
  <manifest:file-entry manifest:full-path="Pictures/10000001000002E40000031E536CDD6932654004.png" manifest:media-type="image/png"/>
  <manifest:file-entry manifest:full-path="Pictures/10000001000002030000007F431994E204D99CA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style:font-name="Georgia" style:font-name-asian="Georgia1" style:font-name-complex="Georgia1"/>
    </style:style>
    <style:style style:name="P2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officeooo:paragraph-rsid="003e180c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3c54e5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paragraph-rsid="0074acb7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rsid="0037bcdb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officeooo:rsid="0023ad53" officeooo:paragraph-rsid="003e180c" style:font-name-asian="Georgia1" style:font-name-complex="Georgia1"/>
    </style:style>
    <style:style style:name="P9" style:family="paragraph" style:parent-style-name="Standard">
      <style:paragraph-properties fo:text-align="justify" style:justify-single-word="false"/>
      <style:text-properties style:font-name="Georgia" officeooo:rsid="0023ad53" officeooo:paragraph-rsid="007340e4" style:font-name-asian="Georgia1" style:font-name-complex="Georgia1"/>
    </style:style>
    <style:style style:name="P10" style:family="paragraph" style:parent-style-name="Standard">
      <style:paragraph-properties fo:text-align="justify" style:justify-single-word="false"/>
      <style:text-properties style:font-name="Georgia" officeooo:rsid="0023ad53" officeooo:paragraph-rsid="00775c87" style:font-name-asian="Georgia1" style:font-name-complex="Georgia1"/>
    </style:style>
    <style:style style:name="P11" style:family="paragraph" style:parent-style-name="Standard">
      <style:paragraph-properties fo:text-align="justify" style:justify-single-word="false"/>
      <style:text-properties style:font-name="Georgia" officeooo:rsid="007340e4" officeooo:paragraph-rsid="007340e4" style:font-name-asian="Georgia1" style:font-name-complex="Georgia1"/>
    </style:style>
    <style:style style:name="P12" style:family="paragraph" style:parent-style-name="Standard">
      <style:paragraph-properties fo:text-align="justify" style:justify-single-word="false"/>
      <style:text-properties style:font-name="Georgia" officeooo:rsid="007340e4" officeooo:paragraph-rsid="0074a143" style:font-name-asian="Georgia1" style:font-name-complex="Georgia1"/>
    </style:style>
    <style:style style:name="P13" style:family="paragraph" style:parent-style-name="Standard">
      <style:paragraph-properties fo:text-align="justify" style:justify-single-word="false"/>
      <style:text-properties style:font-name="Georgia" fo:font-weight="bold" officeooo:rsid="0074acb7" officeooo:paragraph-rsid="0074acb7" style:font-name-asian="Georgia1" style:font-weight-asian="bold" style:font-name-complex="Georgia1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Georgia" fo:font-weight="bold" officeooo:rsid="0023ad53" officeooo:paragraph-rsid="003e180c" style:font-name-asian="Georgia1" style:font-weight-asian="bold" style:font-name-complex="Georgia1" style:font-weight-complex="bold"/>
    </style:style>
    <style:style style:name="P15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paragraph-properties fo:text-align="end" style:justify-single-word="false"/>
      <style:text-properties officeooo:paragraph-rsid="00379c43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/>
      <style:text-properties fo:font-size="9pt" style:font-size-asian="7.84999990463257pt" style:font-size-complex="9pt"/>
    </style:style>
    <style:style style:name="P20" style:family="paragraph" style:parent-style-name="Standard">
      <style:text-properties fo:font-size="9pt" style:font-size-asian="7.84999990463257pt" style:font-size-complex="9pt"/>
    </style:style>
    <style:style style:name="P21" style:family="paragraph" style:parent-style-name="Standard">
      <style:paragraph-properties fo:text-align="justify" style:justify-single-word="false"/>
      <style:text-properties fo:font-size="9pt" officeooo:paragraph-rsid="003e180c" style:font-size-asian="7.84999990463257pt" style:font-size-complex="9pt"/>
    </style:style>
    <style:style style:name="P22" style:family="paragraph" style:parent-style-name="Standard">
      <style:paragraph-properties fo:text-align="justify" style:justify-single-word="false"/>
      <style:text-properties fo:font-size="9pt" officeooo:paragraph-rsid="003e180c" style:font-size-asian="9pt" style:font-size-complex="9pt"/>
    </style:style>
    <style:style style:name="P23" style:family="paragraph" style:parent-style-name="Standard">
      <style:paragraph-properties fo:text-align="justify" style:justify-single-word="false"/>
      <style:text-properties officeooo:paragraph-rsid="003680dc"/>
    </style:style>
    <style:style style:name="P24" style:family="paragraph" style:parent-style-name="Standard">
      <style:paragraph-properties fo:text-align="justify" style:justify-single-word="false"/>
      <style:text-properties officeooo:paragraph-rsid="00428b2c"/>
    </style:style>
    <style:style style:name="P25" style:family="paragraph" style:parent-style-name="Standard">
      <style:paragraph-properties fo:text-align="justify" style:justify-single-word="false"/>
      <style:text-properties officeooo:paragraph-rsid="00379c43"/>
    </style:style>
    <style:style style:name="P26" style:family="paragraph" style:parent-style-name="Standard">
      <style:paragraph-properties fo:text-align="justify" style:justify-single-word="false"/>
      <style:text-properties officeooo:paragraph-rsid="003e180c"/>
    </style:style>
    <style:style style:name="P27" style:family="paragraph" style:parent-style-name="Standard">
      <style:paragraph-properties fo:text-align="justify" style:justify-single-word="false"/>
      <style:text-properties officeooo:paragraph-rsid="002688cc"/>
    </style:style>
    <style:style style:name="P28" style:family="paragraph" style:parent-style-name="Standard">
      <style:paragraph-properties fo:text-align="justify" style:justify-single-word="false"/>
      <style:text-properties officeooo:paragraph-rsid="006ebf1f"/>
    </style:style>
    <style:style style:name="P2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paragraph-rsid="0079a4a2"/>
    </style:style>
    <style:style style:name="P30" style:family="paragraph" style:parent-style-name="Standard">
      <style:paragraph-properties fo:text-align="justify" style:justify-single-word="false"/>
      <style:text-properties officeooo:paragraph-rsid="007340e4"/>
    </style:style>
    <style:style style:name="P31" style:family="paragraph" style:parent-style-name="Standard">
      <style:paragraph-properties fo:text-align="start" style:justify-single-word="false"/>
      <style:text-properties officeooo:paragraph-rsid="00379c43"/>
    </style:style>
    <style:style style:name="P32" style:family="paragraph" style:parent-style-name="Standard">
      <style:paragraph-properties fo:text-align="justify" style:justify-single-word="false"/>
      <style:text-properties fo:font-size="11pt" officeooo:paragraph-rsid="00379c43" style:font-size-asian="9.60000038146973pt" style:font-size-complex="11pt"/>
    </style:style>
    <style:style style:name="P33" style:family="paragraph" style:parent-style-name="Standard">
      <style:paragraph-properties fo:text-align="justify" style:justify-single-word="false"/>
      <style:text-properties fo:font-size="11pt" officeooo:paragraph-rsid="007340e4" style:font-size-asian="11pt" style:font-size-complex="11pt"/>
    </style:style>
    <style:style style:name="P34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5" style:family="paragraph" style:parent-style-name="Standard">
      <style:paragraph-properties fo:text-align="justify" style:justify-single-word="false"/>
      <style:text-properties officeooo:rsid="005bbf58" officeooo:paragraph-rsid="007340e4"/>
    </style:style>
    <style:style style:name="P36" style:family="paragraph" style:parent-style-name="Standard">
      <style:paragraph-properties fo:text-align="justify" style:justify-single-word="false"/>
      <style:text-properties officeooo:rsid="005bbf58" officeooo:paragraph-rsid="0074a143"/>
    </style:style>
    <style:style style:name="P3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paragraph-rsid="003e180c"/>
    </style:style>
    <style:style style:name="P3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paragraph-rsid="007340e4"/>
    </style:style>
    <style:style style:name="P3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paragraph-rsid="0079a4a2"/>
    </style:style>
    <style:style style:name="P4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5bbf58" officeooo:paragraph-rsid="007340e4"/>
    </style:style>
    <style:style style:name="P4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5bbf58" officeooo:paragraph-rsid="0079a4a2"/>
    </style:style>
    <style:style style:name="P42" style:family="paragraph" style:parent-style-name="Standard">
      <style:paragraph-properties fo:text-align="justify" style:justify-single-word="false"/>
      <style:text-properties fo:font-weight="normal" officeooo:paragraph-rsid="005bbf58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paragraph-rsid="003e180c" style:font-weight-asian="normal" style:font-weight-complex="normal"/>
    </style:style>
    <style:style style:name="P44" style:family="paragraph" style:parent-style-name="Title">
      <style:text-properties fo:font-size="40pt" officeooo:rsid="005363bb" officeooo:paragraph-rsid="005363bb" style:font-size-asian="40pt" style:font-size-complex="40pt"/>
    </style:style>
    <style:style style:name="P45" style:family="paragraph" style:parent-style-name="Standard">
      <style:paragraph-properties fo:text-align="justify" style:justify-single-word="false"/>
      <style:text-properties fo:font-weight="bold" officeooo:paragraph-rsid="003e180c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weight="bold" officeooo:paragraph-rsid="005bbf58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weight="bold" officeooo:paragraph-rsid="0079a4a2" style:font-weight-asian="bold" style:font-weight-complex="bold"/>
    </style:style>
    <style:style style:name="P48" style:family="paragraph" style:parent-style-name="Contents_20_Heading" style:master-page-name="Standard">
      <style:paragraph-properties style:page-number="1" fo:break-before="page"/>
    </style:style>
    <style:style style:name="P49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5363bb" officeooo:paragraph-rsid="005363bb"/>
    </style:style>
    <style:style style:name="P50" style:family="paragraph" style:parent-style-name="Standard" style:list-style-name="L2">
      <style:paragraph-properties fo:text-align="justify" style:justify-single-word="false"/>
      <style:text-properties style:font-name="Georgia" officeooo:rsid="00569c87" officeooo:paragraph-rsid="00569c87" style:font-name-asian="Georgia1" style:font-name-complex="Georgia1"/>
    </style:style>
    <style:style style:name="P51" style:family="paragraph" style:parent-style-name="Standard" style:list-style-name="L2">
      <style:paragraph-properties fo:text-align="justify" style:justify-single-word="false"/>
      <style:text-properties style:font-name="Georgia" officeooo:rsid="00569c87" officeooo:paragraph-rsid="00582784" style:font-name-asian="Georgia1" style:font-name-complex="Georgia1"/>
    </style:style>
    <style:style style:name="P52" style:family="paragraph" style:parent-style-name="Standard" style:list-style-name="L11">
      <style:paragraph-properties fo:text-align="justify" style:justify-single-word="false"/>
      <style:text-properties style:font-name="Georgia" officeooo:rsid="00569c87" officeooo:paragraph-rsid="007340e4" style:font-name-asian="Georgia1" style:font-name-complex="Georgia1"/>
    </style:style>
    <style:style style:name="P53" style:family="paragraph" style:parent-style-name="Standard" style:list-style-name="L3">
      <style:paragraph-properties fo:text-align="justify" style:justify-single-word="false"/>
      <style:text-properties style:font-name="Georgia" officeooo:rsid="0023ad53" officeooo:paragraph-rsid="005960e7" style:font-name-asian="Georgia1" style:font-name-complex="Georgia1"/>
    </style:style>
    <style:style style:name="P54" style:family="paragraph" style:parent-style-name="Standard" style:list-style-name="L4">
      <style:paragraph-properties fo:text-align="justify" style:justify-single-word="false"/>
      <style:text-properties style:font-name="Georgia" officeooo:rsid="0023ad53" officeooo:paragraph-rsid="0059c913" style:font-name-asian="Georgia1" style:font-name-complex="Georgia1"/>
    </style:style>
    <style:style style:name="P55" style:family="paragraph" style:parent-style-name="Standard" style:list-style-name="L11">
      <style:paragraph-properties fo:text-align="justify" style:justify-single-word="false"/>
      <style:text-properties style:font-name="Georgia" officeooo:rsid="007340e4" officeooo:paragraph-rsid="007340e4" style:font-name-asian="Georgia1" style:font-name-complex="Georgia1"/>
    </style:style>
    <style:style style:name="P56" style:family="paragraph" style:parent-style-name="Standard" style:list-style-name="L12">
      <style:paragraph-properties fo:text-align="justify" style:justify-single-word="false"/>
      <style:text-properties style:font-name="Georgia" officeooo:rsid="007340e4" officeooo:paragraph-rsid="007340e4" style:font-name-asian="Georgia1" style:font-name-complex="Georgia1"/>
    </style:style>
    <style:style style:name="P57" style:family="paragraph" style:parent-style-name="Standard" style:list-style-name="L13">
      <style:paragraph-properties fo:text-align="justify" style:justify-single-word="false"/>
      <style:text-properties style:font-name="Georgia" officeooo:rsid="007340e4" officeooo:paragraph-rsid="0074a143" style:font-name-asian="Georgia1" style:font-name-complex="Georgia1"/>
    </style:style>
    <style:style style:name="P58" style:family="paragraph" style:parent-style-name="Standard" style:list-style-name="L14">
      <style:paragraph-properties fo:text-align="justify" style:justify-single-word="false"/>
      <style:text-properties style:font-name="Georgia" officeooo:rsid="007340e4" officeooo:paragraph-rsid="0074a143" style:font-name-asian="Georgia1" style:font-name-complex="Georgia1"/>
    </style:style>
    <style:style style:name="P59" style:family="paragraph" style:parent-style-name="Standard" style:list-style-name="L13">
      <style:paragraph-properties fo:text-align="justify" style:justify-single-word="false"/>
      <style:text-properties style:font-name="Georgia" officeooo:rsid="0074a143" officeooo:paragraph-rsid="0074a143" style:font-name-asian="Georgia1" style:font-name-complex="Georgia1"/>
    </style:style>
    <style:style style:name="P60" style:family="paragraph" style:parent-style-name="Standard" style:list-style-name="L14">
      <style:paragraph-properties fo:text-align="justify" style:justify-single-word="false"/>
      <style:text-properties style:font-name="Georgia" officeooo:rsid="0074a143" officeooo:paragraph-rsid="0074a143" style:font-name-asian="Georgia1" style:font-name-complex="Georgia1"/>
    </style:style>
    <style:style style:name="P61" style:family="paragraph" style:parent-style-name="Standard" style:list-style-name="L14">
      <style:paragraph-properties fo:text-align="justify" style:justify-single-word="false"/>
      <style:text-properties style:font-name="Georgia" officeooo:rsid="0074acb7" officeooo:paragraph-rsid="0074acb7" style:font-name-asian="Georgia1" style:font-name-complex="Georgia1"/>
    </style:style>
    <style:style style:name="P62" style:family="paragraph" style:parent-style-name="Standard" style:master-page-name="First_20_Page">
      <style:paragraph-properties fo:text-align="center" style:justify-single-word="false" style:page-number="1"/>
    </style:style>
    <style:style style:name="P63" style:family="paragraph" style:parent-style-name="Standard" style:list-style-name="L3">
      <style:paragraph-properties fo:text-align="justify" style:justify-single-word="false"/>
      <style:text-properties officeooo:rsid="005960e7" officeooo:paragraph-rsid="005960e7"/>
    </style:style>
    <style:style style:name="P64" style:family="paragraph" style:parent-style-name="Standard" style:list-style-name="L5">
      <style:paragraph-properties fo:text-align="justify" style:justify-single-word="false"/>
      <style:text-properties officeooo:paragraph-rsid="005ddec1"/>
    </style:style>
    <style:style style:name="P65" style:family="paragraph" style:parent-style-name="Standard" style:list-style-name="L5">
      <style:paragraph-properties fo:text-align="justify" style:justify-single-word="false"/>
      <style:text-properties officeooo:paragraph-rsid="00607e38"/>
    </style:style>
    <style:style style:name="P66" style:family="paragraph" style:parent-style-name="Standard" style:list-style-name="L5">
      <style:paragraph-properties fo:text-align="justify" style:justify-single-word="false"/>
      <style:text-properties officeooo:paragraph-rsid="0060e96e"/>
    </style:style>
    <style:style style:name="P67" style:family="paragraph" style:parent-style-name="Standard" style:list-style-name="L6">
      <style:paragraph-properties fo:text-align="justify" style:justify-single-word="false"/>
      <style:text-properties officeooo:paragraph-rsid="0061ddd3"/>
    </style:style>
    <style:style style:name="P68" style:family="paragraph" style:parent-style-name="Standard" style:list-style-name="L6">
      <style:paragraph-properties fo:text-align="justify" style:justify-single-word="false"/>
      <style:text-properties officeooo:paragraph-rsid="00636bd1"/>
    </style:style>
    <style:style style:name="P69" style:family="paragraph" style:parent-style-name="Standard" style:list-style-name="L6">
      <style:paragraph-properties fo:text-align="justify" style:justify-single-word="false"/>
      <style:text-properties officeooo:paragraph-rsid="0063b1b0"/>
    </style:style>
    <style:style style:name="P70" style:family="paragraph" style:parent-style-name="Standard" style:list-style-name="L6">
      <style:paragraph-properties fo:text-align="justify" style:justify-single-word="false"/>
      <style:text-properties officeooo:paragraph-rsid="0064b0f3"/>
    </style:style>
    <style:style style:name="P71" style:family="paragraph" style:parent-style-name="Standard">
      <style:paragraph-properties fo:text-align="justify" style:justify-single-word="false"/>
      <style:text-properties officeooo:paragraph-rsid="00636bd1"/>
    </style:style>
    <style:style style:name="P72" style:family="paragraph" style:parent-style-name="Standard" style:list-style-name="L7">
      <style:paragraph-properties fo:text-align="justify" style:justify-single-word="false"/>
      <style:text-properties officeooo:paragraph-rsid="00665831"/>
    </style:style>
    <style:style style:name="P73" style:family="paragraph" style:parent-style-name="Standard" style:list-style-name="L7">
      <style:paragraph-properties fo:text-align="justify" style:justify-single-word="false"/>
      <style:text-properties officeooo:paragraph-rsid="0067122f"/>
    </style:style>
    <style:style style:name="P74" style:family="paragraph" style:parent-style-name="Standard" style:list-style-name="L7">
      <style:paragraph-properties fo:text-align="justify" style:justify-single-word="false"/>
      <style:text-properties officeooo:paragraph-rsid="00677a24"/>
    </style:style>
    <style:style style:name="P75" style:family="paragraph" style:parent-style-name="Standard" style:list-style-name="L8">
      <style:paragraph-properties fo:text-align="justify" style:justify-single-word="false"/>
      <style:text-properties officeooo:paragraph-rsid="006b1ba0"/>
    </style:style>
    <style:style style:name="P76" style:family="paragraph" style:parent-style-name="Standard" style:list-style-name="L9">
      <style:paragraph-properties fo:text-align="justify" style:justify-single-word="false"/>
      <style:text-properties officeooo:paragraph-rsid="006da280"/>
    </style:style>
    <style:style style:name="P77" style:family="paragraph" style:parent-style-name="Standard" style:list-style-name="L9">
      <style:paragraph-properties fo:text-align="justify" style:justify-single-word="false"/>
      <style:text-properties officeooo:paragraph-rsid="006ebf1f"/>
    </style:style>
    <style:style style:name="P78" style:family="paragraph" style:parent-style-name="Standard" style:list-style-name="L10">
      <style:paragraph-properties fo:text-align="justify" style:justify-single-word="false"/>
      <style:text-properties officeooo:paragraph-rsid="006ebf1f"/>
    </style:style>
    <style:style style:name="P79" style:family="paragraph" style:parent-style-name="Standard" style:list-style-name="L10">
      <style:paragraph-properties fo:text-align="justify" style:justify-single-word="false"/>
      <style:text-properties officeooo:paragraph-rsid="006f1a7d"/>
    </style:style>
    <style:style style:name="P80" style:family="paragraph" style:parent-style-name="Standard" style:list-style-name="L10">
      <style:paragraph-properties fo:text-align="justify" style:justify-single-word="false"/>
      <style:text-properties officeooo:paragraph-rsid="0070c520"/>
    </style:style>
    <style:style style:name="P81" style:family="paragraph" style:parent-style-name="Standard" style:list-style-name="L10">
      <style:paragraph-properties fo:text-align="justify" style:justify-single-word="false"/>
      <style:text-properties officeooo:paragraph-rsid="0079a4a2"/>
    </style:style>
    <style:style style:name="P82" style:family="paragraph" style:parent-style-name="Standard" style:list-style-name="L10">
      <style:paragraph-properties fo:text-align="justify" style:justify-single-word="false"/>
      <style:text-properties officeooo:paragraph-rsid="007239c2"/>
    </style:style>
    <style:style style:name="P83" style:family="paragraph" style:parent-style-name="Standard" style:list-style-name="L10">
      <style:paragraph-properties fo:text-align="justify" style:justify-single-word="false"/>
      <style:text-properties officeooo:paragraph-rsid="00725a9b"/>
    </style:style>
    <style:style style:name="P84" style:family="paragraph" style:parent-style-name="Standard">
      <style:paragraph-properties fo:text-align="justify" style:justify-single-word="false"/>
      <style:text-properties officeooo:paragraph-rsid="007dd771"/>
    </style:style>
    <style:style style:name="P85" style:family="paragraph" style:parent-style-name="Standard" style:list-style-name="L5">
      <style:paragraph-properties fo:text-align="justify" style:justify-single-word="false"/>
      <style:text-properties officeooo:rsid="00607e38" officeooo:paragraph-rsid="00607e38"/>
    </style:style>
    <style:style style:name="P86" style:family="paragraph" style:parent-style-name="Standard" style:list-style-name="L5">
      <style:paragraph-properties fo:text-align="justify" style:justify-single-word="false"/>
      <style:text-properties officeooo:rsid="0060069b" officeooo:paragraph-rsid="00607e38"/>
    </style:style>
    <style:style style:name="P87" style:family="paragraph" style:parent-style-name="Standard" style:list-style-name="L6">
      <style:paragraph-properties fo:text-align="justify" style:justify-single-word="false"/>
      <style:text-properties officeooo:rsid="0061ddd3" officeooo:paragraph-rsid="0061ddd3"/>
    </style:style>
    <style:style style:name="P88" style:family="paragraph" style:parent-style-name="Standard" style:list-style-name="L8">
      <style:paragraph-properties fo:text-align="justify" style:justify-single-word="false"/>
      <style:text-properties officeooo:rsid="00775c87" officeooo:paragraph-rsid="00775c87"/>
    </style:style>
    <style:style style:name="P89" style:family="paragraph" style:parent-style-name="Standard" style:list-style-name="L10">
      <style:paragraph-properties fo:text-align="justify" style:justify-single-word="false"/>
      <style:text-properties officeooo:rsid="007239c2" officeooo:paragraph-rsid="007239c2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3680dc" style:font-name-asian="Georgia1" style:font-name-complex="Georgia1"/>
    </style:style>
    <style:style style:name="T3" style:family="text">
      <style:text-properties style:font-name="Georgia" officeooo:rsid="003593c8" style:font-name-asian="Georgia1" style:font-name-complex="Georgia1"/>
    </style:style>
    <style:style style:name="T4" style:family="text">
      <style:text-properties style:font-name="Georgia" officeooo:rsid="003a3aa8" style:font-name-asian="Georgia1" style:font-name-complex="Georgia1"/>
    </style:style>
    <style:style style:name="T5" style:family="text">
      <style:text-properties style:font-name="Georgia" officeooo:rsid="0023ad53" style:font-name-asian="Georgia1" style:font-name-complex="Georgia1"/>
    </style:style>
    <style:style style:name="T6" style:family="text">
      <style:text-properties style:font-name="Georgia" officeooo:rsid="005363bb" style:font-name-asian="Georgia1" style:font-name-complex="Georgia1"/>
    </style:style>
    <style:style style:name="T7" style:family="text">
      <style:text-properties style:font-name="Georgia" officeooo:rsid="007340e4" style:font-name-asian="Georgia1" style:font-name-complex="Georgia1"/>
    </style:style>
    <style:style style:name="T8" style:family="text">
      <style:text-properties style:font-name="Georgia" officeooo:rsid="007dd771" style:font-name-asian="Georgia1" style:font-name-complex="Georgia1"/>
    </style:style>
    <style:style style:name="T9" style:family="text">
      <style:text-properties style:font-name="Georgia" fo:font-style="italic" style:text-underline-style="none" fo:font-weight="bold" officeooo:rsid="00775c87" style:font-name-asian="Georgia1" style:font-style-asian="italic" style:font-weight-asian="bold" style:font-name-complex="Georgia1" style:font-style-complex="italic" style:font-weight-complex="bold"/>
    </style:style>
    <style:style style:name="T10" style:family="text">
      <style:text-properties style:font-name="Georgia" fo:font-style="italic" style:text-underline-style="none" fo:font-weight="bold" officeooo:rsid="0079a4a2" style:font-name-asian="Georgia1" style:font-style-asian="italic" style:font-weight-asian="bold" style:font-name-complex="Georgia1" style:font-style-complex="italic" style:font-weight-complex="bold"/>
    </style:style>
    <style:style style:name="T11" style:family="text">
      <style:text-properties style:font-name="Georgia" fo:font-style="italic" style:text-underline-style="none" fo:font-weight="bold" officeooo:rsid="007a2bae" style:font-name-asian="Georgia1" style:font-style-asian="italic" style:font-weight-asian="bold" style:font-name-complex="Georgia1" style:font-style-complex="italic" style:font-weight-complex="bold"/>
    </style:style>
    <style:style style:name="T12" style:family="text">
      <style:text-properties style:font-name="Georgia" fo:font-style="italic" style:text-underline-style="none" fo:font-weight="bold" officeooo:rsid="007bb0bd" style:font-name-asian="Georgia1" style:font-style-asian="italic" style:font-weight-asian="bold" style:font-name-complex="Georgia1" style:font-style-complex="italic" style:font-weight-complex="bold"/>
    </style:style>
    <style:style style:name="T13" style:family="text">
      <style:text-properties style:font-name="Georgia" fo:font-style="italic" style:text-underline-style="none" officeooo:rsid="00775c87" style:font-name-asian="Georgia1" style:font-style-asian="italic" style:font-name-complex="Georgia1" style:font-style-complex="italic"/>
    </style:style>
    <style:style style:name="T14" style:family="text">
      <style:text-properties style:font-name="Georgia" fo:font-style="italic" style:text-underline-style="none" officeooo:rsid="0079a4a2" style:font-name-asian="Georgia1" style:font-style-asian="italic" style:font-name-complex="Georgia1" style:font-style-complex="italic"/>
    </style:style>
    <style:style style:name="T15" style:family="text">
      <style:text-properties style:font-name="Georgia" fo:font-style="italic" style:text-underline-style="none" officeooo:rsid="007b97cc" style:font-name-asian="Georgia1" style:font-style-asian="italic" style:font-name-complex="Georgia1" style:font-style-complex="italic"/>
    </style:style>
    <style:style style:name="T16" style:family="text">
      <style:text-properties style:font-name="Georgia" fo:font-style="italic" style:text-underline-style="none" fo:font-weight="normal" officeooo:rsid="007b97cc" style:font-name-asian="Georgia1" style:font-style-asian="italic" style:font-weight-asian="normal" style:font-name-complex="Georgia1" style:font-style-complex="italic" style:font-weight-complex="normal"/>
    </style:style>
    <style:style style:name="T17" style:family="text">
      <style:text-properties style:font-name="Georgia" fo:font-style="italic" style:text-underline-style="none" fo:font-weight="normal" officeooo:rsid="007a2bae" style:font-name-asian="Georgia1" style:font-style-asian="italic" style:font-weight-asian="normal" style:font-name-complex="Georgia1" style:font-style-complex="italic" style:font-weight-complex="normal"/>
    </style:style>
    <style:style style:name="T18" style:family="text">
      <style:text-properties style:font-name="Georgia" fo:font-style="italic" style:text-underline-style="none" fo:font-weight="normal" officeooo:rsid="007bb0bd" style:font-name-asian="Georgia1" style:font-style-asian="italic" style:font-weight-asian="normal" style:font-name-complex="Georgia1" style:font-style-complex="italic" style:font-weight-complex="normal"/>
    </style:style>
    <style:style style:name="T19" style:family="text">
      <style:text-properties officeooo:rsid="0059c913"/>
    </style:style>
    <style:style style:name="T20" style:family="text">
      <style:text-properties officeooo:rsid="00752698"/>
    </style:style>
    <style:style style:name="T21" style:family="text">
      <style:text-properties officeooo:rsid="003593c8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775c87" style:font-weight-asian="bold" style:font-weight-complex="bold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550a1c"/>
    </style:style>
    <style:style style:name="T26" style:family="text">
      <style:text-properties officeooo:rsid="0023ad53"/>
    </style:style>
    <style:style style:name="T27" style:family="text">
      <style:text-properties officeooo:rsid="00582784"/>
    </style:style>
    <style:style style:name="T28" style:family="text">
      <style:text-properties officeooo:rsid="00597a01"/>
    </style:style>
    <style:style style:name="T29" style:family="text">
      <style:text-properties officeooo:rsid="005b4c15"/>
    </style:style>
    <style:style style:name="T30" style:family="text">
      <style:text-properties officeooo:rsid="005ddec1"/>
    </style:style>
    <style:style style:name="T31" style:family="text">
      <style:text-properties officeooo:rsid="005eba74"/>
    </style:style>
    <style:style style:name="T32" style:family="text">
      <style:text-properties officeooo:rsid="00607e38"/>
    </style:style>
    <style:style style:name="T33" style:family="text">
      <style:text-properties officeooo:rsid="0060e96e"/>
    </style:style>
    <style:style style:name="T34" style:family="text">
      <style:text-properties officeooo:rsid="0061ddd3"/>
    </style:style>
    <style:style style:name="T35" style:family="text">
      <style:text-properties officeooo:rsid="00636bd1"/>
    </style:style>
    <style:style style:name="T36" style:family="text">
      <style:text-properties officeooo:rsid="0063b1b0"/>
    </style:style>
    <style:style style:name="T37" style:family="text">
      <style:text-properties officeooo:rsid="0064b0f3"/>
    </style:style>
    <style:style style:name="T38" style:family="text">
      <style:text-properties officeooo:rsid="0065a6cd"/>
    </style:style>
    <style:style style:name="T39" style:family="text">
      <style:text-properties officeooo:rsid="00664430"/>
    </style:style>
    <style:style style:name="T40" style:family="text">
      <style:text-properties officeooo:rsid="00665831"/>
    </style:style>
    <style:style style:name="T41" style:family="text">
      <style:text-properties officeooo:rsid="0067122f"/>
    </style:style>
    <style:style style:name="T42" style:family="text">
      <style:text-properties officeooo:rsid="00677a24"/>
    </style:style>
    <style:style style:name="T43" style:family="text">
      <style:text-properties officeooo:rsid="006b1ba0"/>
    </style:style>
    <style:style style:name="T44" style:family="text">
      <style:text-properties officeooo:rsid="006da280"/>
    </style:style>
    <style:style style:name="T45" style:family="text">
      <style:text-properties officeooo:rsid="006ebf1f"/>
    </style:style>
    <style:style style:name="T46" style:family="text">
      <style:text-properties officeooo:rsid="006f1a7d"/>
    </style:style>
    <style:style style:name="T47" style:family="text">
      <style:text-properties officeooo:rsid="0070c520"/>
    </style:style>
    <style:style style:name="T48" style:family="text">
      <style:text-properties officeooo:rsid="0070f2cc"/>
    </style:style>
    <style:style style:name="T49" style:family="text">
      <style:text-properties officeooo:rsid="007239c2"/>
    </style:style>
    <style:style style:name="T50" style:family="text">
      <style:text-properties officeooo:rsid="00725a9b"/>
    </style:style>
    <style:style style:name="T51" style:family="text">
      <style:text-properties officeooo:rsid="007340e4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officeooo:rsid="0078fd4e" style:font-style-asian="italic" style:font-style-complex="italic"/>
    </style:style>
    <style:style style:name="T54" style:family="text">
      <style:text-properties fo:font-style="italic" officeooo:rsid="006f1a7d" style:font-style-asian="italic" style:font-style-complex="italic"/>
    </style:style>
    <style:style style:name="T55" style:family="text">
      <style:text-properties fo:font-style="italic" officeooo:rsid="0070c520" style:font-style-asian="italic" style:font-style-complex="italic"/>
    </style:style>
    <style:style style:name="T56" style:family="text">
      <style:text-properties fo:font-style="italic" officeooo:rsid="0079a4a2" style:font-style-asian="italic" style:font-style-complex="italic"/>
    </style:style>
    <style:style style:name="T57" style:family="text">
      <style:text-properties fo:font-style="italic" officeooo:rsid="007bb0bd" style:font-style-asian="italic" style:font-style-complex="italic"/>
    </style:style>
    <style:style style:name="T5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9" style:family="text">
      <style:text-properties fo:font-style="italic" style:text-underline-style="none" fo:font-weight="bold" officeooo:rsid="00775c87" style:font-style-asian="italic" style:font-weight-asian="bold" style:font-style-complex="italic" style:font-weight-complex="bold"/>
    </style:style>
    <style:style style:name="T60" style:family="text">
      <style:text-properties fo:font-style="italic" style:text-underline-style="none" fo:font-weight="bold" officeooo:rsid="005bbf58" style:font-style-asian="italic" style:font-weight-asian="bold" style:font-style-complex="italic" style:font-weight-complex="bold"/>
    </style:style>
    <style:style style:name="T61" style:family="text">
      <style:text-properties fo:font-style="italic" style:text-underline-style="none" fo:font-weight="bold" officeooo:rsid="0079a4a2" style:font-style-asian="italic" style:font-weight-asian="bold" style:font-style-complex="italic" style:font-weight-complex="bold"/>
    </style:style>
    <style:style style:name="T62" style:family="text">
      <style:text-properties fo:font-style="italic" style:text-underline-style="none" officeooo:rsid="005bbf58" style:font-style-asian="italic" style:font-style-complex="italic"/>
    </style:style>
    <style:style style:name="T63" style:family="text">
      <style:text-properties fo:font-style="italic" style:text-underline-style="none" officeooo:rsid="00775c87" style:font-style-asian="italic" style:font-style-complex="italic"/>
    </style:style>
    <style:style style:name="T64" style:family="text">
      <style:text-properties officeooo:rsid="0078fd4e"/>
    </style:style>
    <style:style style:name="T65" style:family="text">
      <style:text-properties officeooo:rsid="007bb0bd"/>
    </style:style>
    <style:style style:name="fr1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44"><text:span text:style-name="T22">Jalon 4 : part</text:span> d’Axel pour les répétitions</text:p>
      <text:p text:style-name="P20"/>
      <text:p text:style-name="P18"><draw:frame draw:style-name="fr3" draw:name="image6.png" text:anchor-type="as-char" svg:width="10.601cm" svg:height="1.842cm" draw:z-index="20"><draw:image xlink:href="Pictures/100000000000062B0000011581575A5F73A5D6A4.png" xlink:type="simple" xlink:show="embed" xlink:actuate="onLoad" draw:mime-type="image/png"/></draw:frame></text:p>
      <text:p text:style-name="P2"/>
      <text:p text:style-name="P2"/>
      <text:p text:style-name="P23">🖋️ <text:span text:style-name="T1">Créateur : </text:span><text:span text:style-name="T6">Axel MOURILLON</text:span><text:span text:style-name="T2"> – </text:span><text:span text:style-name="T6">Chef de projet</text:span></text:p>
      <text:p text:style-name="P23">📅 <text:span text:style-name="T1">Date de Création : </text:span><text:span text:style-name="T6">12</text:span><text:span text:style-name="T1">/</text:span><text:span text:style-name="T6">02</text:span><text:span text:style-name="T1">/</text:span><text:span text:style-name="T2">2025</text:span></text:p>
      <text:p text:style-name="P2"/>
      <text:p text:style-name="P84">🖋️ <text:span text:style-name="T21">Dernier m</text:span><text:span text:style-name="T1">odificateur : </text:span><text:span text:style-name="T6">Axel MOURILLON</text:span><text:span text:style-name="T2"> – </text:span><text:span text:style-name="T6">Chef de projet</text:span></text:p>
      <text:p text:style-name="P24">📅 <text:span text:style-name="T1">Date de modification : </text:span><text:span text:style-name="T8">16</text:span><text:span text:style-name="T1">/</text:span><text:span text:style-name="T8">02</text:span><text:span text:style-name="T1">/</text:span><text:span text:style-name="T2">2025</text:span></text:p>
      <text:p text:style-name="P24"><text:span text:style-name="T2">🔄 Version : </text:span><text:span text:style-name="T8">2</text:span><text:span text:style-name="T2">.</text:span><text:span text:style-name="T4">0</text:span></text:p>
      <text:p text:style-name="P25"/>
      <text:section text:style-name="Sect1" text:name="Section2">
        <text:p text:style-name="P31"><draw:frame draw:style-name="fr2" draw:name="Image2" text:anchor-type="as-char" svg:y="-0.728cm" svg:width="5.89cm" svg:height="1.669cm" draw:z-index="21"><draw:image xlink:href="Pictures/10000001000001F50000008E5E7BEE69BAE74E54.png" xlink:type="simple" xlink:show="embed" xlink:actuate="onLoad" draw:mime-type="image/png"/></draw:frame></text:p>
        <text:p text:style-name="P17"><draw:frame draw:style-name="fr1" draw:name="Image3" text:anchor-type="as-char" svg:y="-0.466cm" svg:width="6.246cm" svg:height="1.725cm" draw:z-index="22"><draw:image xlink:href="Pictures/10000001000002030000007F431994E204D99CAF.png" xlink:type="simple" xlink:show="embed" xlink:actuate="onLoad" draw:mime-type="image/png"/></draw:frame></text:p>
      </text:section>
      <text:p text:style-name="P32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48">Table des matières</text:p>
          </text:index-title>
          <text:p text:style-name="P34"><text:a xlink:type="simple" xlink:href="#__RefHeading___Toc395_377169772" text:style-name="Index_20_Link" text:visited-style-name="Index_20_Link">I. Rationalisation et synthèse<text:tab/>2</text:a></text:p>
          <text:p text:style-name="P34"><text:a xlink:type="simple" xlink:href="#__RefHeading___Toc395_377169772%20Copie%201" text:style-name="Index_20_Link" text:visited-style-name="Index_20_Link">II. Suggestions pour le support de diapositive<text:tab/>4</text:a></text:p>
        </text:index-body>
      </text:table-of-content>
      <text:p text:style-name="P2"/>
      <text:p text:style-name="P2"/>
      <text:p text:style-name="P7"/>
      <text:list xml:id="list3524098370" text:style-name="L1">
        <text:list-item>
          <text:p text:style-name="P49"><text:bookmark-start text:name="__RefHeading___Toc395_377169772"/>Rationalisation et synthèse<text:bookmark-end text:name="__RefHeading___Toc395_377169772"/></text:p>
        </text:list-item>
      </text:list>
      <text:p text:style-name="P3"/>
      <text:p text:style-name="P10"><text:soft-page-break/><text:span text:style-name="T25">II. </text:span><text:span text:style-name="T24">Présentation globale de l’infrastructure</text:span> <text:span text:style-name="T59">=&gt; 1:06 </text:span><text:span text:style-name="T61">| 1:16 (bégaiements de con)</text:span></text:p>
      <text:p text:style-name="P8"/>
      <text:p text:style-name="P14">Réseaux existants</text:p>
      <text:list text:style-name="L2">
        <text:list-item>
          <text:p text:style-name="P50"><text:span text:style-name="T28">Chaque</text:span> site : un plan d’adressage IP e<text:span text:style-name="T28">t</text:span> VLANs segmentés par usage</text:p>
        </text:list-item>
        <text:list-item>
          <text:p text:style-name="P50">VLAN : <text:span text:style-name="T26">servers, u</text:span>s<text:span text:style-name="T26">ers, </text:span>BDD <text:span text:style-name="T26">et DMZ</text:span></text:p>
        </text:list-item>
        <text:list-item>
          <text:p text:style-name="P51">S<text:span text:style-name="T26">egmentation : services isol</text:span><text:span text:style-name="T27">és</text:span><text:span text:style-name="T26"> / performances </text:span><text:span text:style-name="T27">optimisées </text:span><text:span text:style-name="T26">/ trafic sécuris</text:span><text:span text:style-name="T27">és</text:span></text:p>
        </text:list-item>
      </text:list>
      <text:p text:style-name="P14">Interconnexion des sites via VPN</text:p>
      <text:list text:style-name="L3">
        <text:list-item>
          <text:p text:style-name="P53">VPN IPSec : communication sécurisée entre sites</text:p>
        </text:list-item>
        <text:list-item>
          <text:p text:style-name="P63"><text:span text:style-name="T5">T</text:span><text:span text:style-name="T1">unnel VPN :</text:span><text:span text:style-name="T5"> gestion centralisée </text:span><text:span text:style-name="T1">et </text:span><text:span text:style-name="T5">accès aux ressources distantes </text:span><text:span text:style-name="T1">le tout en sécurité</text:span></text:p>
        </text:list-item>
      </text:list>
      <text:p text:style-name="P14">Connexion aux sites via VPN</text:p>
      <text:list text:style-name="L4">
        <text:list-item>
          <text:p text:style-name="P54">VPN SSL : <text:span text:style-name="T19">complément du </text:span>VPN <text:span text:style-name="T19">IPSec ; </text:span>accès distant sécurisé </text:p>
          <text:list>
            <text:list-header>
              <text:p text:style-name="P54"><text:span text:style-name="T29">⇒ </text:span><text:span text:style-name="T19">Pour les connexion des admins et des users hors site</text:span></text:p>
            </text:list-header>
          </text:list>
        </text:list-item>
      </text:list>
      <text:p text:style-name="P26"/>
      <text:p text:style-name="P26"/>
      <text:p text:style-name="P41">III. Sécurisation et supervision (R5.Cyber.11)<text:span text:style-name="T58"> </text:span><text:span text:style-name="T59">=&gt; 1:30</text:span><text:span text:style-name="T9"> </text:span><text:span text:style-name="T10">| </text:span><text:span text:style-name="T11">1:30 </text:span><text:span text:style-name="T17">(stable, difficile de baisser)</text:span></text:p>
      <text:p text:style-name="P26"/>
      <text:p text:style-name="P45">Recommandations de sécurité</text:p>
      <text:list text:style-name="L5">
        <text:list-item>
          <text:p text:style-name="P64"><text:span text:style-name="T30">R</text:span>evue de sécurité <text:span text:style-name="T30">réalis</text:span>ée</text:p>
          <text:list>
            <text:list-header>
              <text:p text:style-name="P64"><text:span text:style-name="T30">⇒ A</text:span>nalyser les <text:span text:style-name="T30">risques potentiels</text:span>, appliquer les bonnes pratiques <text:span text:style-name="T30">de</text:span> cybers<text:span text:style-name="T30">écurité</text:span></text:p>
            </text:list-header>
          </text:list>
        </text:list-item>
        <text:list-item>
          <text:p text:style-name="P64"><text:soft-page-break/><text:span text:style-name="T30">P</text:span>lusieurs aspects critiques <text:span text:style-name="T32">revus</text:span> : </text:p>
          <text:list>
            <text:list-item>
              <text:p text:style-name="P64"><text:span text:style-name="T30">Surface e</text:span>xpos<text:span text:style-name="T30">é</text:span> <text:span text:style-name="T30">à</text:span> Internet</text:p>
            </text:list-item>
            <text:list-item>
              <text:p text:style-name="P64"><text:span text:style-name="T30">P</text:span>rotection des accès distants</text:p>
            </text:list-item>
            <text:list-item>
              <text:p text:style-name="P64"><text:span text:style-name="T30">G</text:span>estion des flux internes <text:span text:style-name="T31">(entre site / VLAN)</text:span></text:p>
            </text:list-item>
          </text:list>
        </text:list-item>
        <text:list-item>
          <text:p text:style-name="P85">Analyse de la surface exposé</text:p>
          <text:list>
            <text:list-item>
              <text:p text:style-name="P86">DMZ publique : serveur web / reverse proxy / WAF</text:p>
              <text:p text:style-name="P65"><text:span text:style-name="T32">⇒ Objectifs : R</text:span>éduire au maximum la surface d’attaque ; restrei<text:span text:style-name="T32">n</text:span>d<text:span text:style-name="T32">re</text:span> <text:span text:style-name="T32">et filtrer les flux</text:span> <text:span text:style-name="T32">trafic</text:span> nécessaire </text:p>
            </text:list-item>
          </text:list>
        </text:list-item>
        <text:list-item>
          <text:p text:style-name="P85">Éléments mis en place suite à la revue de sécurité</text:p>
          <text:list>
            <text:list-item>
              <text:p text:style-name="P85">Interdiction d’HTTP ⇒ utilisation d’HTTPS forcé</text:p>
            </text:list-item>
            <text:list-item>
              <text:p text:style-name="P85">Revue régulières des ports ouverts (scan) : détect<text:span text:style-name="T33">ion d’</text:span>expositions involontaires</text:p>
            </text:list-item>
            <text:list-item>
              <text:p text:style-name="P66"><text:span text:style-name="T33">F</text:span>iltrage strict des flux <text:span text:style-name="T33">au niveau du pare-feu [de chaque site]</text:span></text:p>
            </text:list-item>
          </text:list>
        </text:list-item>
        <text:list-item>
          <text:p text:style-name="P66"><text:span text:style-name="T33">But : </text:span>limit<text:span text:style-name="T33">er</text:span> les risques d’intrusion depuis l’extérieur / conserv<text:span text:style-name="T33">er</text:span> <text:span text:style-name="T33">de la</text:span> flexibilité <text:span text:style-name="T33">pour</text:span> l’administration <text:span text:style-name="T33">de l’infra</text:span></text:p>
        </text:list-item>
      </text:list>
      <text:p text:style-name="P26"/>
      <text:p text:style-name="P26"/>
      <text:p text:style-name="P37">IV. Point techniques et d’avancement</text:p>
      <text:p text:style-name="P42"/>
      <text:p text:style-name="P47">Choix des solutions et justification des technologies <text:span text:style-name="T62"><text:s/></text:span><text:span text:style-name="T63">=&gt; 1:08</text:span><text:span text:style-name="T13"> </text:span><text:span text:style-name="T14">| </text:span><text:span text:style-name="T15">1:20 </text:span><text:span text:style-name="T16">(plus brouillon que le passage précédent)</text:span></text:p>
      <text:p text:style-name="P46"><text:tab/>→ Hyperviseur et virtualisation</text:p>
      <text:list xml:id="list3089258161" text:style-name="L6">
        <text:list-item>
          <text:p text:style-name="P67"><text:span text:style-name="T34">V</text:span>irtualisation de l’infrastructure <text:span text:style-name="T34">par</text:span> Proxmox VE <text:span text:style-name="T34">(PVE)</text:span></text:p>
          <text:list>
            <text:list-item>
              <text:p text:style-name="P87">Solution open-source, robuste, <text:span text:style-name="T35">et gratuite</text:span></text:p>
            </text:list-item>
            <text:list-item>
              <text:p text:style-name="P67"><text:span text:style-name="T34">S</text:span>upporte l<text:span text:style-name="T34">es </text:span>VM <text:span text:style-name="T34">et</text:span> les conteneurs <text:span text:style-name="T34">⇒ optimisation des ressources</text:span></text:p>
            </text:list-item>
            <text:list-item>
              <text:p text:style-name="P68"><text:soft-page-break/><text:span text:style-name="T35">I</text:span>ntégration <text:span text:style-name="T36">native </text:span><text:span text:style-name="T35">de gestion des sauvegardes avec </text:span>PBS<text:span text:style-name="T52"> </text:span><text:span text:style-name="T56">(mentionné par Hugo)</text:span></text:p>
            </text:list-item>
          </text:list>
        </text:list-item>
      </text:list>
      <text:p text:style-name="P71"/>
      <text:list xml:id="list171040067504056" text:continue-numbering="true" text:style-name="L6">
        <text:list-item>
          <text:p text:style-name="P69"><text:span text:style-name="T36">A</text:span>rchitecture mixte de <text:span text:style-name="T36">VM</text:span> et de conteneurs LXC</text:p>
          <text:list>
            <text:list-item>
              <text:p text:style-name="P69">VMs <text:span text:style-name="T36">pour les</text:span> services critiques / un isolement complet : <text:span text:style-name="T36">BDD, sauvegardes, AD</text:span></text:p>
            </text:list-item>
            <text:list-item>
              <text:p text:style-name="P69"><text:span text:style-name="T36">C</text:span>onteneurs pour des services légers partage<text:span text:style-name="T36">ant </text:span>le noyau d’<text:span text:style-name="T36">un </text:span>hôte : serveur<text:span text:style-name="T36">s</text:span> web / WAF / monitoring <text:span text:style-name="T36">et reverse proxy </text:span></text:p>
              <text:p text:style-name="P70"><text:span text:style-name="T34">⇒ </text:span><text:span text:style-name="T38">Améliorer les perf </text:span><text:span text:style-name="T39">et o</text:span><text:span text:style-name="T34">ptimis</text:span><text:span text:style-name="T37">er</text:span><text:span text:style-name="T34"> </text:span><text:span text:style-name="T37">et réduire la consommation </text:span><text:span text:style-name="T34">des ressources</text:span></text:p>
            </text:list-item>
          </text:list>
        </text:list-item>
      </text:list>
      <text:p text:style-name="P21"/>
      <text:p text:style-name="P29"><text:span text:style-name="T22">→ Applicatif et serveur web (Apache/Wordpress</text:span><text:span text:style-name="T23">)</text:span><text:span text:style-name="T22"> </text:span><text:span text:style-name="T9">=&gt; 1:23 </text:span><text:span text:style-name="T10">| </text:span><text:span text:style-name="T12">1:32 </text:span><text:span text:style-name="T18">(parlé moins vite)</text:span></text:p>
      <text:list text:style-name="L7">
        <text:list-item>
          <text:p text:style-name="P72"><text:span text:style-name="T40">C</text:span>ôté applicatif : plateforme e-commerce <text:span text:style-name="T40">donc</text:span> WordPress + WooCommerce.</text:p>
          <text:list>
            <text:list-item>
              <text:p text:style-name="P72">PrestaShop <text:span text:style-name="T40">envisagé : performant mais <text:s/>moins flexible pour certaines de nos fonctionnalités (ex : blog)</text:span></text:p>
            </text:list-item>
            <text:list-item>
              <text:p text:style-name="P72">Magento <text:span text:style-name="T40">envisagé : </text:span>trop complexe à administrer trop gourmand en ressources</text:p>
            </text:list-item>
          </text:list>
        </text:list-item>
        <text:list-item>
          <text:p text:style-name="P73"><text:span text:style-name="T40">Le cas</text:span> WordPress + WooCommerce : compromis idéal</text:p>
          <text:list>
            <text:list-item>
              <text:p text:style-name="P73">Facilité de <text:span text:style-name="T41">déploiement / </text:span>administration <text:span text:style-name="T41">(</text:span>même pour <text:span text:style-name="T41">des </text:span>non-technique<text:span text:style-name="T41">s)</text:span></text:p>
            </text:list-item>
            <text:list-item>
              <text:p text:style-name="P73">Écosystème riche en extensions : ajout rapide de nouvelles fonctionnalités (paiements, gestion des stocks, avis clients, …<text:span text:style-name="T41">)</text:span></text:p>
            </text:list-item>
            <text:list-item>
              <text:p text:style-name="P74">Optimis<text:span text:style-name="T42">é</text:span> pour le SEO <text:span text:style-name="T41">[Search Engine Optimization] : </text:span>référencement d<text:span text:style-name="T41">u</text:span> site</text:p>
            </text:list-item>
            <text:list-item>
              <text:p text:style-name="P74">Flexibilité pour intégr<text:span text:style-name="T42">ation</text:span> d’éléments communautaires <text:span text:style-name="T42">(</text:span>blog, forums, système de membres<text:span text:style-name="T42">)</text:span></text:p>
            </text:list-item>
          </text:list>
        </text:list-item>
        <text:list-item>
          <text:p text:style-name="P74"><text:span text:style-name="T42">S</text:span>erveur web Apache plutôt que Nginx</text:p>
          <text:list>
            <text:list-item>
              <text:p text:style-name="P74"><text:span text:style-name="T42">C</text:span>ompatibilité avec .htaccess : gestion des redirections et des règles de sécurité.</text:p>
            </text:list-item>
            <text:list-item>
              <text:p text:style-name="P74"><text:span text:style-name="T42">M</text:span>eilleure compatibilité avec <text:span text:style-name="T42">les</text:span> modules PHP </text:p>
            </text:list-item>
            <text:list-item>
              <text:p text:style-name="P74"><text:span text:style-name="T42">C</text:span>onfiguration plus intuitive : facilite son administration</text:p>
            </text:list-item>
          </text:list>
        </text:list-item>
      </text:list>
      <text:p text:style-name="P22"/>
      <text:p text:style-name="P22"><text:soft-page-break/></text:p>
      <text:p text:style-name="P39">V. Planning et organisation<text:span text:style-name="T60"> </text:span><text:span text:style-name="T59">=&gt; 1:56 (pas trop possible d’arriver à 1 min)</text:span><text:span text:style-name="T9"> </text:span><text:span text:style-name="T10">| </text:span><text:span text:style-name="T12">1:06 </text:span></text:p>
      <text:p text:style-name="P43"/>
      <text:p text:style-name="P45">Prochaines étapes</text:p>
      <text:list text:style-name="L8">
        <text:list-item>
          <text:p text:style-name="P88">Citer les 3 parties du déploiement : Déploiement ; Configuration ; Sécurisation / Site</text:p>
        </text:list-item>
        <text:list-item>
          <text:p text:style-name="P75"><text:span text:style-name="T43">En cours : d</text:span>éploiement <text:span text:style-name="T45">basique </text:span>des services et serveurs <text:span text:style-name="T43">⇒ Socle de notre architecture</text:span></text:p>
          <text:list>
            <text:list-item>
              <text:p text:style-name="P75">Bastion SSH <text:span text:style-name="T65">(partiellement déployé)</text:span></text:p>
            </text:list-item>
            <text:list-item>
              <text:p text:style-name="P75"><text:span text:style-name="T43">S</text:span>erveur de logs </text:p>
            </text:list-item>
            <text:list-item>
              <text:p text:style-name="P75"><text:span text:style-name="T43">B</text:span>ases de données </text:p>
            </text:list-item>
            <text:list-item>
              <text:p text:style-name="P75"><text:span text:style-name="T43">S</text:span>ervices transverses <text:span text:style-name="T43">(notamment LDAP)</text:span></text:p>
            </text:list-item>
          </text:list>
        </text:list-item>
      </text:list>
      <text:list text:style-name="L9">
        <text:list-item>
          <text:p text:style-name="P76"><text:span text:style-name="T44">D</text:span>éfis techniques : <text:span text:style-name="T44">choses retors mais qui avancent</text:span></text:p>
          <text:list>
            <text:list-item>
              <text:p text:style-name="P76"><text:span text:style-name="T44">C</text:span>onfiguration avancée du pare-feu nécessite des ajustements</text:p>
            </text:list-item>
            <text:list-item>
              <text:p text:style-name="P76"><text:span text:style-name="T44">Ajustement de </text:span>la <text:span text:style-name="T44">récente </text:span>mise en cluster des hyperviseurs Proxmox </text:p>
            </text:list-item>
          </text:list>
        </text:list-item>
        <text:list-item>
          <text:p text:style-name="P77"><text:span text:style-name="T45">Les étapes suivantes </text:span><text:span text:style-name="T47">(techniques </text:span><text:span text:style-name="T48">only</text:span><text:span text:style-name="T47">)</text:span><text:span text:style-name="T45"> :</text:span></text:p>
        </text:list-item>
      </text:list>
      <text:list xml:id="list3351552927" text:style-name="L10">
        <text:list-item>
          <text:list>
            <text:list-item>
              <text:p text:style-name="P78"><text:span text:style-name="T53">Fin étape 1 (Déploiement)</text:span><text:span text:style-name="T64"> : </text:span><text:span text:style-name="T46">M</text:span>ise en place du reverse proxy, du WAF et d<text:span text:style-name="T45">e la supervision /</text:span> monitoring <text:span text:style-name="T45">infra</text:span></text:p>
            </text:list-item>
          </text:list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list xml:id="list171040433882945" text:continue-numbering="true" text:style-name="L10">
        <text:list-item>
          <text:list>
            <text:list-item>
              <text:p text:style-name="P79"><text:span text:style-name="T52">É</text:span><text:span text:style-name="T53">tape 2 c</text:span><text:span text:style-name="T52">onfiguration</text:span><text:span text:style-name="T54">s</text:span><text:span text:style-name="T46"> : </text:span><text:span text:style-name="T64">config avancée où c’est nécessaire :</text:span> système, <text:span text:style-name="T46">réseau </text:span>et applicatif</text:p>
              <text:list>
                <text:list-header>
                  <text:p text:style-name="P80"><text:span text:style-name="T46">⇒ C</text:span>haque service <text:span text:style-name="T46">doit </text:span>fonctionne<text:span text:style-name="T46">r</text:span> correctement <text:span text:style-name="T64">et de façon stable</text:span></text:p>
                </text:list-header>
              </text:list>
            </text:list-item>
            <text:list-item>
              <text:p text:style-name="P81"><text:span text:style-name="T55">É</text:span><text:span text:style-name="T53">tape </text:span><text:span text:style-name="T56">3</text:span><text:span text:style-name="T53"> </text:span><text:span text:style-name="T56">s</text:span><text:span text:style-name="T52">écurisation de l’infrastructur</text:span>e</text:p>
              <text:list>
                <text:list-item>
                  <text:p text:style-name="P80"><text:span text:style-name="T47">R</text:span>éseau : pare-feu <text:span text:style-name="T49">Stormshield</text:span>, segmentation VLAN, restrictions d’accès</text:p>
                </text:list-item>
                <text:list-item>
                  <text:p text:style-name="P89">Système : pare-feu sur les VM, restrictions <text:span text:style-name="T50">des</text:span> logiciels</text:p>
                </text:list-item>
                <text:list-item>
                  <text:p text:style-name="P82"><text:span text:style-name="T47">A</text:span>pplicative : durcissement des services, protection contre les vulnérabilités, monitoring des activités suspectes</text:p>
                </text:list-item>
              </text:list>
            </text:list-item>
            <text:list-item>
              <text:p text:style-name="P81"><text:span text:style-name="T55">É</text:span><text:span text:style-name="T53">tape </text:span><text:span text:style-name="T56">3</text:span><text:span text:style-name="T53"> </text:span><text:span text:style-name="T57">i</text:span><text:span text:style-name="T52">mplémentation et la mise en production du site e-commerce</text:span></text:p>
              <text:list>
                <text:list-item>
                  <text:p text:style-name="P83"><text:span text:style-name="T50">P</text:span>aramétrage de WordPress et WooCommerce</text:p>
                </text:list-item>
                <text:list-item>
                  <text:p text:style-name="P83"><text:span text:style-name="T50">O</text:span>ptimisation des performances </text:p>
                </text:list-item>
                <text:list-item>
                  <text:p text:style-name="P83"><text:span text:style-name="T50">T</text:span>ests fonctionnels avant la validation du Proof of Concept (POC).</text:p>
                </text:list-item>
              </text:list>
            </text:list-item>
          </text:list>
        </text:list-item>
      </text:list>
      <text:list xml:id="list171041894564428" text:continue-list="list3524098370" text:style-name="L1">
        <text:list-item>
          <text:p text:style-name="P49"><text:bookmark-start text:name="__RefHeading___Toc395_377169772 Copie 1"/>Suggestions pour le support de <text:tab/>diapositive<text:bookmark-end text:name="__RefHeading___Toc395_377169772 Copie 1"/></text:p>
        </text:list-item>
      </text:list>
      <text:p text:style-name="P4"/>
      <text:p text:style-name="P9"><text:span text:style-name="T25">II. </text:span><text:span text:style-name="T24">Présentation globale de l’infrastructure</text:span></text:p>
      <text:p text:style-name="P11"/>
      <text:p text:style-name="P11">Pour représenter et/ou illustrer les parties suivantes :</text:p>
      <text:list text:style-name="L11">
        <text:list-item>
          <text:p text:style-name="P55">Réseaux existants </text:p>
          <text:list>
            <text:list-header>
              <text:p text:style-name="P52"><text:span text:style-name="T51">Plan d’adressage des IP (utilisées) e</text:span><text:span text:style-name="T28">t</text:span><text:span text:style-name="T51"> des réseaux</text:span></text:p>
            </text:list-header>
          </text:list>
        </text:list-item>
        <text:list-item>
          <text:p text:style-name="P52">Réseaux existants ; Interconnexion des sites via VPN ; Connexion aux sites via VPN</text:p>
          <text:list>
            <text:list-header>
              <text:p text:style-name="P55">Schéma d’interconnexion des sites, avec les IP importantes du VPN (voir sur l’étude technique ou avec le responsable technique)</text:p>
            </text:list-header>
          </text:list>
        </text:list-item>
        <text:list-item>
          <text:p text:style-name="P52">Connexion aux sites via VPN</text:p>
          <text:list>
            <text:list-header>
              <text:p text:style-name="P55">Logo OpenVPN (pas sur, pas primordial)</text:p>
            </text:list-header>
          </text:list>
        </text:list-item>
      </text:list>
      <text:p text:style-name="P5"/>
      <text:p text:style-name="P27"/>
      <text:p text:style-name="P40">III. Sécurisation et supervision (R5.Cyber.11)</text:p>
      <text:p text:style-name="P35"/>
      <text:p text:style-name="P11">Pour représenter et/ou illustrer les parties suivantes :</text:p>
      <text:list text:style-name="L12">
        <text:list-item>
          <text:p text:style-name="P56">Recommandations de sécurité</text:p>
          <text:list>
            <text:list-header>
              <text:p text:style-name="P56">Pictogrammes pour les aspects critiques de la revue de sécurité (<text:span text:style-name="T30">Surface e</text:span>xpos<text:span text:style-name="T30">é</text:span> <text:span text:style-name="T30">à</text:span> Internet / Protection des accès distants /Gestion des flux internes)</text:p>
              <text:p text:style-name="P56">⇒ Idée de réduire la surface d’attaque et de filtrer les flux (tout en gardant de la flexibilité pour l’administration)</text:p>
            </text:list-header>
          </text:list>
        </text:list-item>
      </text:list>
      <text:p text:style-name="P30"/>
      <text:p text:style-name="P30"/>
      <text:p text:style-name="P38"><text:soft-page-break/>IV. Point techniques et d’avancement</text:p>
      <text:p text:style-name="P36"/>
      <text:p text:style-name="P12">Pour représenter et/ou illustrer les parties suivantes :</text:p>
      <text:list text:style-name="L13">
        <text:list-item>
          <text:p text:style-name="P57">Choix des solutions et justification des technologies → Hyperviseur et virtualisation</text:p>
          <text:list>
            <text:list-header>
              <text:p text:style-name="P59">Logo Proxmox Virtual Environnement et Proxmox Backup Server</text:p>
              <text:p text:style-name="P59">Schéma de comparaison VM – conteneur <text:span text:style-name="T7"/></text:p>
            </text:list-header>
          </text:list>
        </text:list-item>
        <text:list-item>
          <text:p text:style-name="P57">Choix des solutions et justification des technologies → Applicatif et serveur web <text:span text:style-name="T7"/></text:p>
          <text:list>
            <text:list-header>
              <text:p text:style-name="P59">Logo Apache, Wordpress et WooCommerce</text:p>
              <text:p text:style-name="P59">Pictogramme <text:span text:style-name="T51">pour l’</text:span>aspect SEO <text:span text:style-name="T41">[Search Engine Optimization] </text:span>de Wordpress</text:p>
            </text:list-header>
          </text:list>
        </text:list-item>
      </text:list>
      <text:p text:style-name="P33"/>
      <text:p text:style-name="P33"/>
      <text:p text:style-name="P38">V. Planning et organisation</text:p>
      <text:p text:style-name="P12">Pour représenter et/ou illustrer les parties suivantes :</text:p>
      <text:list xml:id="list594116774" text:style-name="L14">
        <text:list-item>
          <text:p text:style-name="P58">Prochaines étapes</text:p>
          <text:list>
            <text:list-header>
              <text:p text:style-name="P60">[Aux choix ou plusieurs] Illustration de planning / screenshot du GANTT W&amp;D / GANTT simplifié et schématisé</text:p>
              <text:p text:style-name="P61">Cheminement de pictogrammes : Fin déploiement basique &gt; Fin configuration des fonctionnalités &gt; Sécurisation &gt; Mise en prod du site</text:p>
            </text:list-header>
          </text:list>
        </text:list-item>
      </text:list>
      <text:p text:style-name="P6"/>
      <text:p text:style-name="P13">OVERALL (pour toutes les parties)</text:p>
      <text:list xml:id="list171041514146368" text:continue-numbering="true" text:style-name="L14">
        <text:list-item>
          <text:list>
            <text:list-header>
              <text:p text:style-name="P61">Pictogramme / logo de solutions à la convenance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Georgia" style:font-name-asian="Georgia1" style:font-name-complex="Georgia1"/>
    </style:style>
    <style:style style:name="MP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style:font-name-asian="Georgia1" style:font-name-complex="Georgia1"/>
    </style:style>
    <style:style style:name="MT2" style:family="text">
      <style:text-properties officeooo:rsid="0059c913"/>
    </style:style>
    <style:style style:name="MT3" style:family="text">
      <style:text-properties officeooo:rsid="00752698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frame draw:style-name="Mfr1" draw:name="image3.png Copie 1" text:anchor-type="char" svg:x="10.515cm" svg:y="-0.912cm" svg:width="7.555cm" svg:height="1.857cm" draw:z-index="2"><draw:image xlink:href="Pictures/10000000000004030000011A2B7FA017DDC64D01.png" xlink:type="simple" xlink:show="embed" xlink:actuate="onLoad" draw:mime-type="image/png"/></draw:frame><text:span text:style-name="MT1">Wizards &amp; Dice</text:span></text:p>
        <text:p text:style-name="MP1">Jalon 4 : part d’Axel pour l<text:span text:style-name="MT2">es répétitions</text:span></text:p>
      </style:header>
      <style:footer>
        <text:p text:style-name="MP2"><draw:frame draw:style-name="Mfr2" draw:name="image4.png" text:anchor-type="char" svg:x="-1.154cm" svg:y="-0.46cm" svg:width="11.947cm" svg:height="1.891cm" draw:z-index="11"><draw:image xlink:href="Pictures/100000000000044E000000ADE9B20DD971A4C636.png" xlink:type="simple" xlink:show="embed" xlink:actuate="onLoad" draw:mime-type="image/png"/></draw:frame><text:page-number text:select-page="current">1</text:page-number><text:s/>/ <text:span text:style-name="MT3">4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frame draw:style-name="Mfr3" draw:name="image7.png" text:anchor-type="char" svg:x="-6.853cm" svg:y="-0.953cm" svg:width="27.293cm" svg:height="14.406cm" draw:z-index="0"><draw:image xlink:href="Pictures/10000001000005FE0000033D2BE6EF261FCC57AD.png" xlink:type="simple" xlink:show="embed" xlink:actuate="onLoad" draw:mime-type="image/png"/></draw:frame><draw:frame draw:style-name="Mfr4" draw:name="image5.png" text:anchor-type="char" svg:x="2.237cm" svg:y="-0.794cm" svg:width="12.114cm" svg:height="13.61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4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2-16T17:10:39.764000000</dc:date>
    <meta:editing-duration>PT5H56M20S</meta:editing-duration>
    <meta:editing-cycles>99</meta:editing-cycles>
    <meta:document-statistic meta:table-count="0" meta:image-count="7" meta:object-count="0" meta:page-count="11" meta:paragraph-count="119" meta:word-count="1094" meta:character-count="6747" meta:non-whitespace-character-count="5832"/>
  </office:meta>
</office:document-meta>
</file>